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9.51mm"/>
    </style:style>
    <style:style style:name="co4" style:family="table-column">
      <style:table-column-properties fo:break-before="auto" style:column-width="322.93mm"/>
    </style:style>
    <style:style style:name="co5" style:family="table-column">
      <style:table-column-properties fo:break-before="auto" style:column-width="170.09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KH-7 enclosure (40 x 80 x 120 mm)</text:p>
          </table:table-cell>
          <table:table-cell office:value-type="string" calcext:value-type="string">
            <text:p>*bought at e-gizmo</text:p>
          </table:table-cell>
          <table:table-cell office:value-type="string" calcext:value-type="string">
            <text:p>Holes need to be drille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LED Light USB Powered Portable Mini Gooseneck Stick</text:p>
          </table:table-cell>
          <table:table-cell office:value-type="string" calcext:value-type="string">
            <text:p>https://www.lazada.com.ph/products/set-of-10-led-light-usb-powered-portable-mini-gooseneck-stick-color-may-vary-intl-i127930894-s137174986.html?spm=a2o4l.order_list.detail_image.1.27303e177l3ndC</text:p>
          </table:table-cell>
          <table:table-cell office:value-type="string" calcext:value-type="string">
            <text:p>This link sells 10 pcs. You just need 1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AA Battery Holder with Switch</text:p>
          </table:table-cell>
          <table:table-cell office:value-type="string" calcext:value-type="string">
            <text:p>https://www.lazada.com.ph/products/battery-holder-with-switch-3-x-aa-i111657957-s113846157.html?spm=a2o4l.order_list.detail_image.1.3cd73e17T0f9eM</text:p>
          </table:table-cell>
          <table:table-cell office:value-type="string" calcext:value-type="string">
            <text:p>Unit comes with a power switch. If just buying 1, buy here. If buying more, check out circuit.rock website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Light Dependent Resistor</text:p>
          </table:table-cell>
          <table:table-cell office:value-type="string" calcext:value-type="string">
            <text:p>http://www.e-gizmo.net/oc/index.php?route=product/product&amp;product_id=41866&amp;search=ldr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1k resistor</text:p>
          </table:table-cell>
          <table:table-cell office:value-type="string" calcext:value-type="string">
            <text:p>any electronics store</text:p>
          </table:table-cell>
          <table:table-cell office:value-type="string" calcext:value-type="string">
            <text:p>If cheap prices needed, go to DEEC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GizDuino Mini w/ ATMega328</text:p>
          </table:table-cell>
          <table:table-cell office:value-type="string" calcext:value-type="string">
            <text:p>http://www.e-gizmo.net/oc/index.php?route=product/product&amp;product_id=474&amp;search=gizduino+mini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2N2222 Transistor</text:p>
          </table:table-cell>
          <table:table-cell office:value-type="string" calcext:value-type="string">
            <text:p>any electronics store</text:p>
          </table:table-cell>
          <table:table-cell office:value-type="string" calcext:value-type="string">
            <text:p>If cheap prices needed, go to DEEC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USB Type A Breakout Board</text:p>
          </table:table-cell>
          <table:table-cell office:value-type="string" calcext:value-type="string">
            <text:p>https://www.lazada.com.ph/products/10pcs-usb-20-to-dip-4p-254mm-pcb-board-adapter-converter-for-arduino-diy-intl-i142779691-s163036461.html?spm=a2o4l.order_list.detail_image.1.76ed3e17SSxnIg</text:p>
          </table:table-cell>
          <table:table-cell office:value-type="string" calcext:value-type="string">
            <text:p>This link sells 10 pcs. You just need 1.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3 x 5 mm Flat Head Screw</text:p>
          </table:table-cell>
          <table:table-cell/>
          <table:table-cell office:value-type="string" calcext:value-type="string">
            <text:p>Bought from e-Gizmo Stor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3 x 10 mm Flat Head Screw</text:p>
          </table:table-cell>
          <table:table-cell/>
          <table:table-cell office:value-type="string" calcext:value-type="string">
            <text:p>Bought from e-Gizmo Stor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3 x 10 mm Round Head Screw</text:p>
          </table:table-cell>
          <table:table-cell/>
          <table:table-cell office:value-type="string" calcext:value-type="string">
            <text:p>Bought from e-Gizmo Stor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3 nuts</text:p>
          </table:table-cell>
          <table:table-cell/>
          <table:table-cell office:value-type="string" calcext:value-type="string">
            <text:p>Bought from e-Gizmo Stor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3 x 10 mm Brass Stud</text:p>
          </table:table-cell>
          <table:table-cell/>
          <table:table-cell office:value-type="string" calcext:value-type="string">
            <text:p>Bought from e-Gizmo Stor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3 x 25 mm Brass Stud</text:p>
          </table:table-cell>
          <table:table-cell/>
          <table:table-cell office:value-type="string" calcext:value-type="string">
            <text:p>Bought from e-Gizmo Stor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PH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4">00-00-0000</text:date>, <text:time style:data-style-name="N2" text:time-value="12:56:12.4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19S</meta:editing-duration>
    <meta:editing-cycles>5</meta:editing-cycles>
    <meta:generator>LibreOffice/5.4.5.1$Windows_X86_64 LibreOffice_project/79c9829dd5d8054ec39a82dc51cd9eff340dbee8</meta:generator>
    <dc:date>2018-03-24T12:59:09.349000000</dc:date>
    <meta:document-statistic meta:table-count="3" meta:cell-count="67" meta:object-count="0"/>
    <meta:user-defined meta:name="Info 1"/>
    <meta:user-defined meta:name="Info 2"/>
    <meta:user-defined meta:name="Info 3"/>
    <meta:user-defined meta:name="Info 4"/>
  </office:meta>
</office:document-meta>
</file>